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1cac7"/>
    </style:style>
    <style:style style:name="P2" style:family="paragraph" style:parent-style-name="Standard">
      <style:text-properties officeooo:paragraph-rsid="0014e69d"/>
    </style:style>
    <style:style style:name="P3" style:family="paragraph" style:parent-style-name="Standard">
      <style:text-properties style:font-name="Liberation Mono" officeooo:paragraph-rsid="0011cac7"/>
    </style:style>
    <style:style style:name="P4" style:family="paragraph" style:parent-style-name="Standard">
      <style:text-properties style:font-name="Liberation Mono" officeooo:rsid="00187d92" officeooo:paragraph-rsid="00187d92"/>
    </style:style>
    <style:style style:name="P5" style:family="paragraph" style:parent-style-name="Standard">
      <style:text-properties style:font-name="Liberation Mono" officeooo:rsid="001a4ac1" officeooo:paragraph-rsid="001a4ac1"/>
    </style:style>
    <style:style style:name="P6" style:family="paragraph" style:parent-style-name="Standard">
      <style:text-properties officeooo:rsid="001a4ac1" officeooo:paragraph-rsid="001a4ac1"/>
    </style:style>
    <style:style style:name="P7" style:family="paragraph" style:parent-style-name="Standard">
      <style:text-properties officeooo:rsid="001a4ac1" officeooo:paragraph-rsid="0027e124"/>
    </style:style>
    <style:style style:name="P8" style:family="paragraph" style:parent-style-name="Standard">
      <style:text-properties officeooo:paragraph-rsid="0020d691"/>
    </style:style>
    <style:style style:name="P9" style:family="paragraph" style:parent-style-name="Standard">
      <style:text-properties officeooo:paragraph-rsid="00231d15"/>
    </style:style>
    <style:style style:name="P10" style:family="paragraph" style:parent-style-name="Standard">
      <style:text-properties officeooo:paragraph-rsid="0025dab4"/>
    </style:style>
    <style:style style:name="P11" style:family="paragraph" style:parent-style-name="Standard">
      <style:text-properties officeooo:paragraph-rsid="002f713e"/>
    </style:style>
    <style:style style:name="P12" style:family="paragraph" style:parent-style-name="Standard">
      <style:text-properties style:font-name="Liberation Mono" officeooo:rsid="001c1c08" officeooo:paragraph-rsid="001c1c08"/>
    </style:style>
    <style:style style:name="P13" style:family="paragraph">
      <style:paragraph-properties fo:text-align="center"/>
    </style:style>
    <style:style style:name="T1" style:family="text">
      <style:text-properties officeooo:rsid="0013ca11"/>
    </style:style>
    <style:style style:name="T2" style:family="text">
      <style:text-properties officeooo:rsid="0016c150"/>
    </style:style>
    <style:style style:name="T3" style:family="text">
      <style:text-properties officeooo:rsid="0016e715"/>
    </style:style>
    <style:style style:name="T4" style:family="text">
      <style:text-properties officeooo:rsid="001a4ac1"/>
    </style:style>
    <style:style style:name="T5" style:family="text">
      <style:text-properties officeooo:rsid="001be51f"/>
    </style:style>
    <style:style style:name="T6" style:family="text">
      <style:text-properties officeooo:rsid="001c1c08"/>
    </style:style>
    <style:style style:name="T7" style:family="text">
      <style:text-properties officeooo:rsid="001d9db9"/>
    </style:style>
    <style:style style:name="T8" style:family="text">
      <style:text-properties officeooo:rsid="001f185c"/>
    </style:style>
    <style:style style:name="T9" style:family="text">
      <style:text-properties officeooo:rsid="0020d691"/>
    </style:style>
    <style:style style:name="T10" style:family="text">
      <style:text-properties officeooo:rsid="00247a59"/>
    </style:style>
    <style:style style:name="T11" style:family="text">
      <style:text-properties officeooo:rsid="00282d6d"/>
    </style:style>
    <style:style style:name="T12" style:family="text">
      <style:text-properties officeooo:rsid="0033b314"/>
    </style:style>
    <style:style style:name="gr1" style:family="graphic">
      <style:graphic-properties draw:stroke="solid" draw:stroke-dash="Dashed_20__28_var_29__20_5"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5" svg:stroke-width="0.18mm" svg:stroke-color="#000000" svg:stroke-opacity="0%" draw:stroke-linejoin="miter" draw:fill-color="#00cc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0" draw:name="turtle" draw:style-name="gr1" draw:text-style-name="P13" drawooo:display="printer" svg:width="0mm" svg:height="0mm" svg:x="85.05mm" svg:y="159.91mm" svg:viewBox="0 0 0 0" draw:points="0,0">
        <text:p/>
      </draw:polygon>
      <draw:polygon text:anchor-type="page" text:anchor-page-number="1" draw:z-index="1" draw:name="turtle" draw:style-name="gr1" draw:text-style-name="P13" drawooo:display="printer" svg:width="0mm" svg:height="0mm" svg:x="175.52mm" svg:y="148.41mm" svg:viewBox="0 0 0 0" draw:points="0,0">
        <text:p/>
      </draw:polygon>
      <draw:polygon text:anchor-type="page" text:anchor-page-number="1" draw:z-index="2" draw:name="turtle" draw:style-name="gr1" draw:text-style-name="P13" drawooo:display="printer" svg:width="0mm" svg:height="0mm" svg:x="143.25mm" svg:y="148.1mm" svg:viewBox="0 0 0 0" draw:points="0,0">
        <text:p/>
      </draw:polygon>
      <draw:polygon text:anchor-type="page" text:anchor-page-number="1" draw:z-index="3" draw:name="turtle" draw:style-name="gr1" draw:text-style-name="P13" drawooo:display="printer" svg:width="0mm" svg:height="0mm" svg:x="157.83mm" svg:y="148.4mm" svg:viewBox="0 0 0 0" draw:points="0,0">
        <text:p/>
      </draw:polygon>
      <draw:polygon text:anchor-type="page" text:anchor-page-number="0" draw:z-index="4" draw:name="turtle" draw:style-name="gr2" draw:text-style-name="P13" drawooo:display="printer" svg:width="0mm" svg:height="0mm" svg:x="160.94mm" svg:y="148.41mm" svg:viewBox="0 0 0 0" draw:points="0,0">
        <text:p/>
      </draw:polygon>
      <draw:polyline text:anchor-type="page" text:anchor-page-number="0" draw:z-index="5" draw:name="actual" draw:style-name="gr3" draw:text-style-name="P13" svg:width="59.38mm" svg:height="29.99mm" svg:x="52.03mm" svg:y="118.41mm" svg:viewBox="0 0 5939 3000" draw:points="0,3000 44,3000 65,2963 86,3000 131,3000 152,2963 131,2926 175,2926 196,2889 217,2926 261,2926 240,2963 261,3000 305,3000 326,2963 347,3000 392,3000 413,2963 392,2926 436,2926 457,2889 436,2852 392,2852 413,2815 392,2778 436,2778 457,2741 478,2778 522,2778 543,2741 522,2704 566,2704 587,2667 609,2704 653,2704 631,2741 653,2778 697,2778 718,2741 739,2778 783,2778 762,2815 783,2852 739,2852 718,2889 739,2926 783,2926 762,2963 783,3000 827,3000 848,2963 870,3000 914,3000 935,2963 914,2926 958,2926 979,2889 1000,2926 1044,2926 1023,2963 1044,3000 1088,3000 1109,2963 1131,3000 1175,3000 1196,2963 1175,2926 1219,2926 1240,2889 1219,2852 1175,2852 1196,2815 1175,2778 1219,2778 1240,2741 1261,2778 1305,2778 1326,2741 1305,2704 1349,2704 1371,2667 1349,2630 1305,2630 1326,2593 1305,2556 1261,2556 1240,2593 1219,2556 1175,2556 1196,2519 1175,2482 1219,2482 1240,2445 1219,2408 1175,2408 1196,2371 1175,2334 1219,2334 1240,2297 1261,2334 1305,2334 1326,2297 1305,2260 1349,2260 1371,2223 1392,2260 1436,2260 1415,2297 1436,2334 1480,2334 1501,2297 1522,2334 1566,2334 1588,2297 1566,2260 1610,2260 1632,2223 1610,2185 1566,2185 1588,2148 1566,2111 1610,2111 1632,2074 1653,2111 1697,2111 1718,2074 1697,2037 1741,2037 1762,2000 1783,2037 1827,2037 1806,2074 1827,2111 1871,2111 1893,2074 1914,2111 1958,2111 1937,2148 1958,2185 1914,2185 1893,2223 1914,2260 1958,2260 1937,2297 1958,2334 2002,2334 2023,2297 2044,2334 2088,2334 2110,2297 2088,2260 2133,2260 2154,2223 2175,2260 2219,2260 2198,2297 2219,2334 2263,2334 2284,2297 2305,2334 2350,2334 2328,2371 2350,2408 2305,2408 2284,2445 2305,2482 2350,2482 2328,2519 2350,2556 2305,2556 2284,2593 2263,2556 2219,2556 2198,2593 2219,2630 2175,2630 2154,2667 2175,2704 2219,2704 2198,2741 2219,2778 2263,2778 2284,2741 2305,2778 2350,2778 2328,2815 2350,2852 2305,2852 2284,2889 2305,2926 2350,2926 2328,2963 2350,3000 2394,3000 2415,2963 2436,3000 2480,3000 2501,2963 2480,2926 2524,2926 2545,2889 2566,2926 2611,2926 2589,2963 2611,3000 2655,3000 2676,2963 2697,3000 2741,3000 2762,2963 2741,2926 2785,2926 2806,2889 2785,2852 2741,2852 2762,2815 2741,2778 2785,2778 2806,2741 2828,2778 2872,2778 2893,2741 2872,2704 2916,2704 2937,2667 2958,2704 3002,2704 2981,2741 3002,2778 3046,2778 3067,2741 3089,2778 3133,2778 3112,2815 3133,2852 3089,2852 3067,2889 3089,2926 3133,2926 3112,2963 3133,3000 3177,3000 3198,2963 3219,3000 3263,3000 3284,2963 3263,2926 3307,2926 3328,2889 3350,2926 3394,2926 3373,2963 3394,3000 3438,3000 3459,2963 3480,3000 3524,3000 3545,2963 3524,2926 3568,2926 3590,2889 3568,2852 3524,2852 3545,2815 3524,2778 3568,2778 3590,2741 3611,2778 3655,2778 3676,2741 3655,2704 3699,2704 3720,2667 3699,2630 3655,2630 3676,2593 3655,2556 3611,2556 3590,2593 3568,2556 3524,2556 3545,2519 3524,2482 3568,2482 3590,2445 3568,2408 3524,2408 3545,2371 3524,2334 3568,2334 3590,2297 3611,2334 3655,2334 3676,2297 3655,2260 3699,2260 3720,2223 3741,2260 3785,2260 3764,2297 3785,2334 3829,2334 3851,2297 3872,2334 3916,2334 3937,2297 3916,2260 3960,2260 3981,2223 3960,2185 3916,2185 3937,2148 3916,2111 3960,2111 3981,2074 4002,2111 4046,2111 4068,2074 4046,2037 4090,2037 4112,2000 4090,1963 4046,1963 4068,1926 4046,1889 4002,1889 3981,1926 3960,1889 3916,1889 3937,1852 3916,1815 3960,1815 3981,1778 3960,1741 3916,1741 3937,1704 3916,1667 3872,1667 3851,1704 3829,1667 3785,1667 3764,1704 3785,1741 3741,1741 3720,1778 3699,1741 3655,1741 3676,1704 3655,1667 3611,1667 3590,1704 3568,1667 3524,1667 3545,1630 3524,1593 3568,1593 3590,1556 3568,1519 3524,1519 3545,1482 3524,1445 3568,1445 3590,1408 3611,1445 3655,1445 3676,1408 3655,1371 3699,1371 3720,1334 3699,1296 3655,1296 3676,1259 3655,1222 3611,1222 3590,1259 3568,1222 3524,1222 3545,1185 3524,1148 3568,1148 3590,1111 3568,1074 3524,1074 3545,1037 3524,1000 3568,1000 3590,963 3611,1000 3655,1000 3676,963 3655,926 3699,926 3720,889 3741,926 3785,926 3764,963 3785,1000 3829,1000 3851,963 3872,1000 3916,1000 3937,963 3916,926 3960,926 3981,889 3960,852 3916,852 3937,815 3916,778 3960,778 3981,741 4002,778 4046,778 4068,741 4046,704 4090,704 4112,667 4133,704 4177,704 4156,741 4177,778 4221,778 4242,741 4263,778 4307,778 4286,815 4307,852 4263,852 4242,889 4263,926 4307,926 4286,963 4307,1000 4352,1000 4373,963 4394,1000 4438,1000 4459,963 4438,926 4482,926 4503,889 4524,926 4568,926 4547,963 4568,1000 4613,1000 4634,963 4655,1000 4699,1000 4720,963 4699,926 4743,926 4764,889 4743,852 4699,852 4720,815 4699,778 4743,778 4764,741 4785,778 4830,778 4851,741 4830,704 4874,704 4895,667 4874,630 4830,630 4851,593 4830,556 4785,556 4764,593 4743,556 4699,556 4720,519 4699,482 4743,482 4764,445 4743,407 4699,407 4720,370 4699,333 4743,333 4764,296 4785,333 4830,333 4851,296 4830,259 4874,259 4895,222 4916,259 4960,259 4939,296 4960,333 5004,333 5025,296 5046,333 5091,333 5112,296 5091,259 5135,259 5156,222 5135,185 5091,185 5112,148 5091,111 5135,111 5156,74 5177,111 5221,111 5242,74 5221,37 5265,37 5286,0 5308,37 5352,37 5330,74 5352,111 5396,111 5417,74 5438,111 5482,111 5461,148 5482,185 5438,185 5417,222 5438,259 5482,259 5461,296 5482,333 5526,333 5547,296 5569,333 5613,333 5634,296 5613,259 5657,259 5678,222 5699,259 5743,259 5722,296 5743,333 5787,333 5808,296 5830,333 5874,333 5853,370 5874,407 5830,407 5808,445 5830,482 5874,482 5853,519 5874,556 5830,556 5808,593 5787,556 5743,556 5722,593 5743,630 5699,630 5678,667 5699,704 5743,704 5722,741 5743,778 5787,778 5808,741 5830,778 5874,778 5853,815 5874,852 5830,852 5808,889 5830,926 5874,926 5853,963 5874,1000 5918,1000 5939,963">
        <text:p/>
      </draw:polyline>
      <draw:polyline text:anchor-type="page" text:anchor-page-number="0" draw:z-index="6" draw:name="actual" draw:style-name="gr3" draw:text-style-name="P13" svg:width="40.67mm" svg:height="30.73mm" draw:transform="rotate (-1.05173540725178) translate (139.383525823367mm 112.918977187514mm)" svg:viewBox="0 0 4068 3074" draw:points="0,3013 43,3013 65,2974 43,2938 0,2938 22,2899 0,2863 43,2863 65,2824 87,2861 129,2861 151,2823 130,2786 172,2786 194,2748 172,2711 130,2711 152,2673 130,2636 87,2636 65,2674 44,2638 1,2638 23,2599 1,2563 44,2563 66,2524 44,2487 1,2487 23,2449 2,2412 44,2412 66,2374 88,2411 131,2411 152,2373 131,2336 173,2336 195,2298 217,2334 260,2334 238,2373 259,2409 302,2409 324,2371 346,2408 388,2408 410,2370 389,2333 431,2333 453,2294 431,2258 389,2258 411,2219 389,2183 432,2183 453,2144 475,2181 518,2181 540,2143 518,2106 561,2106 583,2068 604,2105 647,2105 625,2143 647,2180 689,2180 711,2141 733,2178 776,2178 754,2216 775,2253 733,2253 711,2291 732,2328 775,2328 753,2366 775,2403 818,2403 839,2365 861,2402 904,2402 926,2363 904,2327 947,2327 968,2288 990,2325 1033,2325 1011,2363 1033,2400 1075,2400 1097,2362 1119,2399 1161,2399 1140,2437 1161,2474 1119,2474 1097,2512 1118,2549 1161,2549 1139,2587 1161,2624 1118,2624 1096,2662 1075,2625 1032,2625 1010,2664 1032,2700 989,2700 967,2739 989,2775 1032,2775 1010,2814 1031,2850 1074,2850 1096,2812 1118,2849 1160,2849 1138,2887 1160,2924 1117,2924 1095,2962 1117,2999 1160,2999 1138,3037 1160,3074 1202,3074 1224,3036 1246,3072 1288,3072 1310,3034 1289,2997 1331,2997 1353,2959 1375,2996 1417,2996 1396,3034 1417,3071 1460,3071 1482,3033 1503,3069 1546,3069 1568,3031 1546,2994 1589,2994 1611,2956 1589,2919 1547,2919 1568,2881 1547,2844 1589,2844 1611,2806 1633,2843 1676,2843 1698,2804 1676,2768 1719,2768 1740,2729 1762,2766 1805,2766 1783,2804 1805,2841 1847,2841 1869,2803 1891,2840 1933,2840 1911,2878 1933,2915 1890,2915 1869,2953 1890,2990 1933,2990 1911,3028 1933,3065 1975,3065 1997,3026 2019,3063 2062,3063 2083,3025 2062,2988 2104,2988 2126,2950 2148,2987 2191,2987 2169,3025 2190,3062 2233,3062 2255,3023 2277,3060 2319,3060 2341,3022 2320,2985 2362,2985 2384,2947 2362,2910 2320,2910 2342,2872 2320,2835 2363,2835 2385,2797 2406,2833 2449,2833 2471,2795 2449,2758 2492,2758 2514,2720 2492,2683 2449,2683 2471,2645 2449,2608 2407,2608 2385,2647 2363,2610 2321,2610 2342,2572 2321,2535 2363,2535 2385,2496 2364,2460 2321,2460 2343,2421 2321,2385 2364,2385 2386,2346 2407,2383 2450,2383 2472,2345 2450,2308 2493,2308 2515,2270 2537,2307 2579,2307 2557,2345 2579,2382 2622,2382 2644,2343 2665,2380 2708,2380 2730,2342 2708,2305 2751,2305 2773,2267 2751,2230 2708,2230 2730,2192 2708,2155 2751,2155 2773,2117 2795,2153 2837,2153 2859,2115 2838,2078 2880,2078 2902,2040 2880,2003 2838,2003 2860,1965 2838,1928 2795,1928 2773,1967 2752,1930 2709,1930 2731,1891 2709,1855 2752,1855 2774,1816 2752,1780 2710,1780 2731,1741 2710,1705 2667,1705 2645,1743 2624,1706 2581,1706 2559,1744 2581,1781 2538,1781 2516,1820 2494,1783 2452,1783 2474,1744 2452,1708 2409,1708 2387,1746 2366,1709 2323,1709 2345,1671 2323,1634 2366,1634 2388,1596 2366,1559 2324,1559 2345,1521 2324,1484 2366,1484 2388,1446 2410,1483 2453,1483 2475,1444 2453,1408 2496,1408 2517,1369 2496,1333 2453,1333 2475,1294 2453,1257 2411,1257 2389,1296 2367,1259 2324,1259 2346,1221 2325,1184 2367,1184 2389,1146 2368,1109 2325,1109 2347,1071 2325,1034 2368,1034 2390,996 2411,1032 2454,1032 2476,994 2454,957 2497,957 2519,919 2540,956 2583,956 2561,994 2583,1031 2625,1031 2647,993 2669,1029 2712,1029 2734,991 2712,954 2755,954 2776,916 2755,879 2712,879 2734,841 2712,804 2755,804 2777,766 2798,803 2841,803 2863,764 2841,728 2884,728 2906,689 2928,726 2970,726 2948,764 2970,801 3013,801 3035,763 3056,800 3099,800 3077,838 3099,875 3056,875 3034,913 3056,950 3098,950 3077,988 3098,1025 3141,1025 3163,986 3184,1023 3227,1023 3249,985 3227,948 3270,948 3292,910 3314,947 3356,947 3334,985 3356,1022 3399,1022 3421,983 3442,1020 3485,1020 3507,982 3485,945 3528,945 3550,907 3528,870 3485,870 3507,832 3485,795 3528,795 3550,757 3572,793 3614,793 3636,755 3615,718 3657,718 3679,680 3657,643 3615,643 3637,605 3615,568 3572,568 3550,607 3529,570 3486,570 3508,531 3486,495 3529,495 3551,456 3529,420 3487,420 3508,381 3487,345 3529,345 3551,306 3573,343 3616,343 3637,305 3616,268 3658,268 3680,230 3702,267 3745,267 3723,305 3744,342 3787,342 3809,303 3831,340 3873,340 3895,302 3874,265 3916,265 3938,227 3916,190 3874,190 3896,152 3874,115 3917,115 3939,77 3960,113 4003,113 4025,75 4003,38 4046,38 4068,0">
        <text:p/>
      </draw:polyline>
      <text:p text:style-name="P10"><text:span text:style-name="Source_20_Text"/></text:p>
      <text:p text:style-name="P2"><text:span text:style-name="Source_20_Text"><text:span text:style-name="T10">T</text:span></text:span><text:span text:style-name="Source_20_Text">O </text:span><text:span text:style-name="Source_20_Text"><text:span text:style-name="T2">KOCH</text:span></text:span><text:span text:style-name="Source_20_Text"> </text:span><text:span text:style-name="Source_20_Text"><text:span text:style-name="T5">LL</text:span></text:span><text:span text:style-name="Source_20_Text"> </text:span><text:span text:style-name="Source_20_Text"><text:span text:style-name="T9">ITER</text:span></text:span><text:span text:style-name="Source_20_Text"> </text:span></text:p>
      <text:p text:style-name="P8"><text:span text:style-name="Source_20_Text"><text:s text:c="3"/>; </text:span><text:span text:style-name="Source_20_Text"><text:span text:style-name="T1">SLEEP 1000</text:span></text:span></text:p>
      <text:p text:style-name="P1"><text:span text:style-name="Source_20_Text"><text:s text:c="3"/>IF </text:span><text:span text:style-name="Source_20_Text"><text:span text:style-name="T9">ITER</text:span></text:span><text:span text:style-name="Source_20_Text"> </text:span><text:span text:style-name="Source_20_Text"><text:span text:style-name="T7">=</text:span></text:span><text:span text:style-name="Source_20_Text"> </text:span><text:span text:style-name="Source_20_Text"><text:span text:style-name="T9">1</text:span></text:span><text:span text:style-name="Source_20_Text"> [</text:span></text:p>
      <text:p text:style-name="P8"><text:span text:style-name="Source_20_Text"><text:s text:c="6"/>FORWARD </text:span><text:span text:style-name="Source_20_Text"><text:span text:style-name="T5">LL/2</text:span></text:span></text:p>
      <text:p text:style-name="P9"><text:span text:style-name="Source_20_Text"><text:s text:c="3"/></text:span><text:span text:style-name="Source_20_Text"><text:span text:style-name="T9">] [</text:span></text:span></text:p>
      <text:p text:style-name="P9"><text:span text:style-name="Source_20_Text"><text:s text:c="5"/></text:span><text:span text:style-name="Source_20_Text"><text:span text:style-name="T3">KOCH</text:span></text:span><text:span text:style-name="Source_20_Text"> </text:span><text:span text:style-name="Source_20_Text"><text:span text:style-name="T5">LL</text:span></text:span><text:span text:style-name="Source_20_Text">/</text:span><text:span text:style-name="Source_20_Text"><text:span text:style-name="T9">3 ITER-1</text:span></text:span></text:p>
      <text:p text:style-name="P9"><text:span text:style-name="Source_20_Text"><text:s text:c="5"/>LEFT </text:span><text:span text:style-name="Source_20_Text"><text:span text:style-name="T8">60</text:span></text:span></text:p>
      <text:p text:style-name="P9"><text:span text:style-name="Source_20_Text"><text:s text:c="5"/></text:span><text:span text:style-name="Source_20_Text"><text:span text:style-name="T3">KOCH</text:span></text:span><text:span text:style-name="Source_20_Text"> </text:span><text:span text:style-name="Source_20_Text"><text:span text:style-name="T5">LL</text:span></text:span><text:span text:style-name="Source_20_Text">/</text:span><text:span text:style-name="Source_20_Text"><text:span text:style-name="T9">3 ITER-1</text:span></text:span></text:p>
      <text:p text:style-name="P9"><text:span text:style-name="Source_20_Text"><text:s text:c="5"/>RIGHT </text:span><text:span text:style-name="Source_20_Text"><text:span text:style-name="T8">120</text:span></text:span></text:p>
      <text:p text:style-name="P9"><text:span text:style-name="Source_20_Text"><text:span text:style-name="T3"><text:s text:c="5"/>KOCH</text:span></text:span><text:span text:style-name="Source_20_Text"> </text:span><text:span text:style-name="Source_20_Text"><text:span text:style-name="T5">LL</text:span></text:span><text:span text:style-name="Source_20_Text">/</text:span><text:span text:style-name="Source_20_Text"><text:span text:style-name="T9">3 ITER-1</text:span></text:span></text:p>
      <text:p text:style-name="P9"><text:span text:style-name="Source_20_Text"><text:s text:c="5"/>LEFT </text:span><text:span text:style-name="Source_20_Text"><text:span text:style-name="T8">60</text:span></text:span></text:p>
      <text:p text:style-name="P9"><text:span text:style-name="Source_20_Text"><text:s text:c="5"/></text:span><text:span text:style-name="Source_20_Text"><text:span text:style-name="T3">KOCH</text:span></text:span><text:span text:style-name="Source_20_Text"> </text:span><text:span text:style-name="Source_20_Text"><text:span text:style-name="T5">LL</text:span></text:span><text:span text:style-name="Source_20_Text">/</text:span><text:span text:style-name="Source_20_Text"><text:span text:style-name="T9">3 ITER-1</text:span></text:span></text:p>
      <text:p text:style-name="P8"><text:span text:style-name="Source_20_Text"><text:s text:c="3"/></text:span><text:span text:style-name="Source_20_Text"><text:span text:style-name="T9">]</text:span></text:span></text:p>
      <text:p text:style-name="P1"><text:span text:style-name="Source_20_Text">END</text:span></text:p>
      <text:p text:style-name="P1"/>
      <text:p text:style-name="P1"><text:span text:style-name="Source_20_Text">CLEARSCREEN</text:span></text:p>
      <text:p text:style-name="P1"><text:span text:style-name="Source_20_Text">HOME</text:span></text:p>
      <text:p text:style-name="P7"><text:span text:style-name="Source_20_Text"><text:span text:style-name="T4">HIDETURTLE</text:span></text:span></text:p>
      <text:p text:style-name="P3"/>
      <text:p text:style-name="P5">L = <text:span text:style-name="T11">600</text:span></text:p>
      <text:p text:style-name="P12"><text:span text:style-name="T10">IT</text:span> = <text:span text:style-name="T12">6</text:span></text:p>
      <text:p text:style-name="P3"/>
      <text:p text:style-name="P4">HEADING 3h</text:p>
      <text:p text:style-name="P4"><text:span text:style-name="T4">PENUP </text:span>BACK <text:span text:style-name="T4">L/4 PENDOWN</text:span></text:p>
      <text:p text:style-name="P3"/>
      <text:p text:style-name="P1"><text:span text:style-name="Source_20_Text"><text:span text:style-name="T3">KOCH</text:span></text:span><text:span text:style-name="Source_20_Text"> </text:span><text:span text:style-name="Source_20_Text"><text:span text:style-name="T6">L IT</text:span></text:span></text:p>
      <text:p text:style-name="P1"/>
      <text:p text:style-name="P11"><text:span text:style-name="Source_20_Text"/></text:p>
      <text:p text:style-name="P1"/>
      <text:p text:style-name="P6"/>
      <text:p text:style-name="P6"/>
      <text:p text:style-name="P1"/>
      <text:p text:style-name="P1"/>
      <text:p text:style-name="P1"><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0:56:05.274473761</meta:creation-date>
    <dc:date>2016-11-28T07:55:32.181278736</dc:date>
    <meta:editing-duration>PT12H47M13S</meta:editing-duration>
    <meta:editing-cycles>28</meta:editing-cycles>
    <meta:generator>LibreOffice/4.2.8.2$Linux_x86 LibreOffice_project/420m0$Build-2</meta:generator>
    <meta:document-statistic meta:table-count="0" meta:image-count="0" meta:object-count="0" meta:page-count="1" meta:paragraph-count="22" meta:word-count="54" meta:character-count="279" meta:non-whitespace-character-count="193"/>
  </office:meta>
</office:document-meta>
</file>